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11ECF02B8793AF999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00a933" draw:opacity="18%" draw:textarea-horizontal-align="justify" draw:textarea-vertical-align="middle" draw:auto-grow-height="false" fo:min-height="3.811cm" fo:min-width="11.787cm"/>
    </style:style>
    <style:style style:name="gr2" style:family="graphic" style:parent-style-name="standard">
      <style:graphic-properties draw:textarea-horizontal-align="justify" draw:textarea-vertical-align="middle" draw:auto-grow-height="false" fo:min-height="1.1cm" fo:min-width="1.6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61cm" fo:min-width="1.65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7cm" fo:min-width="2.80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83cm" fo:min-width="2.27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64cm"/>
      <style:paragraph-properties style:writing-mode="lr-tb"/>
    </style:style>
    <style:style style:name="gr8" style:family="graphic" style:parent-style-name="standard">
      <style:graphic-properties draw:fill-color="#ff8000" draw:opacity="55%" draw:textarea-horizontal-align="justify" draw:textarea-vertical-align="middle" draw:auto-grow-height="false" fo:min-height="1.147cm" fo:min-width="2.421cm"/>
      <style:paragraph-properties style:writing-mode="lr-tb"/>
    </style:style>
    <style:style style:name="gr9" style:family="graphic" style:parent-style-name="standard">
      <style:graphic-properties svg:stroke-color="#000000" draw:marker-start="" draw:marker-end="Symmetric_20_Arrow" draw:textarea-vertical-align="middle"/>
    </style:style>
    <style:style style:name="gr10" style:family="graphic" style:parent-style-name="standard">
      <style:graphic-properties svg:stroke-color="#000000" draw:marker-end="Symmetric_20_Arrow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96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00a933" draw:opacity="18%"/>
      <style:paragraph-properties fo:text-align="center"/>
    </style:style>
    <style:style style:name="P2" style:family="paragraph"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-color="#ff8000" draw:opacity="55%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2.287cm" svg:height="4.061cm" svg:x="3.969cm" svg:y="0.1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9" draw:id="id9" draw:layer="layout" svg:width="2.159cm" svg:height="2.159cm" svg:x="0.151cm" svg:y="2.071cm">
              <text:p text:style-name="P2"><text:span text:style-name="T1">Data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3" xml:id="id3" draw:id="id3" draw:layer="layout" svg:width="2.153cm" svg:height="0.657cm" svg:x="4.52cm" svg:y="0.688cm">
              <text:p text:style-name="P3"><text:span text:style-name="T2">Training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3" xml:id="id4" draw:id="id4" draw:layer="layout" svg:width="2.153cm" svg:height="0.657cm" svg:x="4.52cm" svg:y="2.822cm">
              <text:p text:style-name="P3"><text:span text:style-name="T2">Validation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3" xml:id="id6" draw:id="id6" draw:layer="layout" svg:width="2.153cm" svg:height="0.657cm" svg:x="4.52cm" svg:y="5.294cm">
              <text:p text:style-name="P3"><text:span text:style-name="T2">Test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4" xml:id="id2" draw:id="id2" draw:layer="layout" svg:width="3.302cm" svg:height="1.22cm" svg:x="8.303cm" svg:y="0.406cm">
              <text:p text:style-name="P4"><text:span text:style-name="T3">Model </text:span></text:p>
              <text:p text:style-name="P4"><text:span text:style-name="T3">Train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xml:id="id1" draw:id="id1" draw:layer="layout" svg:width="2.773cm" svg:height="0.733cm" svg:x="13.229cm" svg:y="2.784cm">
              <text:p text:style-name="P4"><text:span text:style-name="T3">Predictions</text:span></text:p>
              <draw:enhanced-geometry svg:viewBox="0 0 21600 21600" draw:type="rectangle" draw:enhanced-path="M 0 0 L 21600 0 21600 21600 0 21600 0 0 Z N"/>
            </draw:custom-shape>
            <draw:frame draw:style-name="gr6" draw:text-style-name="P5" xml:id="id5" draw:id="id5" draw:layer="layout" svg:width="3.098cm" svg:height="1.393cm" svg:x="8.405cm" svg:y="2.454cm">
              <draw:image xlink:href="Pictures/100002010000027C0000011ECF02B8793AF99942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2.864cm" svg:height="0.763cm" svg:x="8.522cm" svg:y="6.27cm">
              <draw:text-box>
                <text:p><text:span text:style-name="T2">Final Model</text:span></text:p>
              </draw:text-box>
            </draw:frame>
            <draw:custom-shape draw:style-name="gr8" draw:text-style-name="P7" xml:id="id8" draw:id="id8" draw:layer="layout" svg:width="2.921cm" svg:height="1.397cm" svg:x="13.113cm" svg:y="4.924cm">
              <text:p text:style-name="P4"><text:span text:style-name="T3">Final </text:span></text:p>
              <text:p text:style-name="P4"><text:span text:style-name="T3">Evaluation</text:span></text:p>
              <draw:enhanced-geometry svg:viewBox="0 0 21600 21600" draw:type="rectangle" draw:enhanced-path="M 0 0 L 21600 0 21600 21600 0 21600 0 0 Z N"/>
            </draw:custom-shape>
            <draw:connector draw:style-name="gr9" draw:text-style-name="P8" draw:layer="layout" svg:x1="14.615cm" svg:y1="2.784cm" svg:x2="11.605cm" svg:y2="1.016cm" draw:start-shape="id1" draw:start-glue-point="0" draw:end-shape="id2" draw:end-glue-point="1" svg:d="M14615 2784v-1768h-3010" svg:viewBox="0 0 3011 1769">
              <text:p/>
            </draw:connector>
            <draw:connector draw:style-name="gr10" draw:text-style-name="P8" draw:layer="layout" svg:x1="6.673cm" svg:y1="1.017cm" svg:x2="8.303cm" svg:y2="1.016cm" draw:start-shape="id3" draw:start-glue-point="8" draw:end-shape="id2" draw:end-glue-point="3" svg:d="M6673 1017h815v-1h815" svg:viewBox="0 0 1631 2">
              <text:p/>
            </draw:connector>
            <draw:connector draw:style-name="gr10" draw:text-style-name="P8" draw:layer="layout" svg:x1="6.673cm" svg:y1="3.151cm" svg:x2="8.405cm" svg:y2="3.15cm" draw:start-shape="id4" draw:start-glue-point="8" draw:end-shape="id5" draw:end-glue-point="3" svg:d="M6673 3151h867v-1h865" svg:viewBox="0 0 1733 2">
              <text:p/>
            </draw:connector>
            <draw:connector draw:style-name="gr10" draw:text-style-name="P8" draw:layer="layout" svg:x1="9.954cm" svg:y1="1.626cm" svg:x2="9.954cm" svg:y2="2.454cm" draw:start-shape="id2" draw:start-glue-point="2" draw:end-shape="id5" draw:end-glue-point="0" svg:d="M9954 1626v828" svg:viewBox="0 0 1 829">
              <text:p/>
            </draw:connector>
            <draw:connector draw:style-name="gr10" draw:text-style-name="P8" draw:layer="layout" svg:x1="11.503cm" svg:y1="3.15cm" svg:x2="13.229cm" svg:y2="3.15cm" draw:start-shape="id5" draw:start-glue-point="1" draw:end-shape="id1" draw:end-glue-point="3" svg:d="M11503 3150h1726" svg:viewBox="0 0 1727 1">
              <text:p/>
            </draw:connector>
            <draw:frame draw:style-name="gr11" draw:text-style-name="P6" draw:layer="layout" svg:width="3.296cm" svg:height="0.763cm" svg:x="12.936cm" svg:y="0.021cm">
              <draw:text-box>
                <text:p><text:span text:style-name="T2">Model Builder</text:span></text:p>
              </draw:text-box>
            </draw:frame>
            <draw:frame draw:style-name="gr6" draw:text-style-name="P5" xml:id="id7" draw:id="id7" draw:layer="layout" svg:width="3.098cm" svg:height="1.393cm" svg:x="8.405cm" svg:y="4.926cm">
              <draw:image xlink:href="Pictures/100002010000027C0000011ECF02B8793AF99942.png" xlink:type="simple" xlink:show="embed" xlink:actuate="onLoad" loext:mime-type="image/png">
                <text:p/>
              </draw:image>
            </draw:frame>
            <draw:connector draw:style-name="gr10" draw:text-style-name="P8" draw:layer="layout" svg:x1="6.673cm" svg:y1="5.623cm" svg:x2="8.405cm" svg:y2="5.622cm" draw:start-shape="id6" draw:start-glue-point="8" draw:end-shape="id7" draw:end-glue-point="3" svg:d="M6673 5623h867v-1h865" svg:viewBox="0 0 1733 2">
              <text:p/>
            </draw:connector>
            <draw:connector draw:style-name="gr10" draw:text-style-name="P8" draw:layer="layout" svg:x1="11.503cm" svg:y1="5.622cm" svg:x2="13.113cm" svg:y2="5.622cm" draw:start-shape="id7" draw:start-glue-point="1" draw:end-shape="id8" draw:end-glue-point="3" svg:d="M11503 5622h1610" svg:viewBox="0 0 1611 1">
              <text:p/>
            </draw:connector>
            <draw:connector draw:style-name="gr10" draw:text-style-name="P8" draw:layer="layout" svg:x1="2.31cm" svg:y1="3.151cm" svg:x2="4.52cm" svg:y2="1.017cm" draw:start-shape="id9" draw:start-glue-point="8" draw:end-shape="id3" draw:end-glue-point="6" svg:d="M2310 3151h1105v-2134h1105" svg:viewBox="0 0 2211 2135">
              <text:p/>
            </draw:connector>
            <draw:connector draw:style-name="gr10" draw:text-style-name="P8" draw:layer="layout" svg:x1="2.31cm" svg:y1="3.151cm" svg:x2="4.52cm" svg:y2="3.151cm" draw:start-shape="id9" draw:start-glue-point="8" draw:end-shape="id4" draw:end-glue-point="6" svg:d="M2310 3151h2210" svg:viewBox="0 0 2211 1">
              <text:p/>
            </draw:connector>
            <draw:connector draw:style-name="gr10" draw:text-style-name="P8" draw:layer="layout" svg:x1="2.31cm" svg:y1="3.151cm" svg:x2="4.52cm" svg:y2="5.623cm" draw:start-shape="id9" draw:start-glue-point="8" draw:end-shape="id6" draw:end-glue-point="6" svg:d="M2310 3151h1105v2472h1105" svg:viewBox="0 0 2211 2473">
              <text:p/>
            </draw:connector>
            <draw:line draw:style-name="gr12" draw:text-style-name="P9" draw:layer="layout" svg:x1="9.906cm" svg:y1="4.169cm" svg:x2="9.906cm" svg:y2="4.931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3:12:58.828210274</meta:creation-date>
    <dc:date>2021-04-22T14:20:22.793509010</dc:date>
    <meta:editing-duration>PT8M21S</meta:editing-duration>
    <meta:editing-cycles>2</meta:editing-cycles>
    <meta:generator>LibreOffice/6.4.6.2$Linux_X86_64 LibreOffice_project/40$Build-2</meta:generator>
    <meta:document-statistic meta:object-count="25"/>
  </office:meta>
</office:document-meta>
</file>